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0f906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0f906" fo:background-color="#fff200" style:font-size-asian="10.5pt" style:font-size-complex="10.5pt"/>
    </style:style>
    <style:style style:name="P4" style:family="paragraph" style:parent-style-name="Standard">
      <style:text-properties style:font-name="Arial" fo:font-size="10.5pt" style:font-size-asian="10.5pt" style:font-size-complex="10.5pt"/>
    </style:style>
    <style:style style:name="P5" style:family="paragraph" style:parent-style-name="Standard">
      <style:text-properties style:font-name="Arial" fo:font-size="10.5pt" style:font-size-asian="9.14999961853027pt" style:font-size-complex="10.5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0.5pt" officeooo:paragraph-rsid="001e86db" style:font-size-asian="10.5pt" style:font-size-complex="10.5pt"/>
    </style:style>
    <style:style style:name="P10" style:family="paragraph" style:parent-style-name="UrbanBody">
      <style:text-properties style:font-name="Arial" fo:font-size="10.5pt" officeooo:paragraph-rsid="001c4e51" style:font-size-asian="10.5pt" style:font-size-complex="10.5pt"/>
    </style:style>
    <style:style style:name="P11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2" style:family="paragraph" style:parent-style-name="UrbanBody">
      <style:text-properties style:font-name="Arial" fo:font-size="10.5pt" officeooo:paragraph-rsid="000f7f32" style:font-size-asian="9.14999961853027pt" style:font-size-complex="10.5pt"/>
    </style:style>
    <style:style style:name="P13" style:family="paragraph" style:parent-style-name="UrbanBody">
      <style:text-properties style:font-name="Arial" fo:font-size="12pt" style:font-size-asian="12pt" style:font-size-complex="12pt"/>
    </style:style>
    <style:style style:name="P14" style:family="paragraph" style:parent-style-name="UrbanBody">
      <style:text-properties style:font-name="Arial" fo:font-size="9pt" fo:font-weight="normal" officeooo:paragraph-rsid="001e18e0" style:font-size-asian="9pt" style:font-weight-asian="normal" style:font-size-complex="9pt" style:font-weight-complex="normal"/>
    </style:style>
    <style:style style:name="P15" style:family="paragraph" style:parent-style-name="UrbanTitle2">
      <style:text-properties style:font-name="Arial" fo:font-size="10.5pt" style:text-underline-style="solid" style:text-underline-width="auto" style:text-underline-color="font-color" fo:font-weight="bold" officeooo:paragraph-rsid="0020f906" style:font-size-asian="10.5pt" style:font-weight-asian="bold" style:font-size-complex="10.5pt" style:font-weight-complex="bold"/>
    </style:style>
    <style:style style:name="P16" style:family="paragraph" style:parent-style-name="UrbanBody">
      <style:paragraph-properties fo:text-align="end" style:justify-single-word="false"/>
      <style:text-properties style:font-name="Arial" fo:font-size="14pt" style:text-underline-style="solid" style:text-underline-width="auto" style:text-underline-color="font-color" fo:font-weight="bold" officeooo:rsid="000f7f32" officeooo:paragraph-rsid="000989f2" style:font-size-asian="14pt" style:font-weight-asian="bold" style:font-size-complex="14pt" style:font-weight-complex="bold"/>
    </style:style>
    <style:style style:name="P17" style:family="paragraph" style:parent-style-name="Frame_20_contents">
      <style:text-properties style:font-name="arial" fo:font-size="11pt" officeooo:paragraph-rsid="00226a8b" style:font-size-asian="11pt" style:font-size-complex="11pt"/>
    </style:style>
    <style:style style:name="P18" style:family="paragraph" style:parent-style-name="Frame_20_contents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226a8b" fo:background-color="#fff200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f7f32" officeooo:paragraph-rsid="00226a8b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0f7f32" officeooo:paragraph-rsid="00226a8b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0pt" officeooo:paragraph-rsid="00226a8b" style:font-size-asian="10pt" style:font-size-complex="10pt"/>
    </style:style>
    <style:style style:name="P2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26a8b" style:font-size-asian="10pt" style:font-size-complex="10pt"/>
    </style:style>
    <style:style style:name="P23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226a8b" style:font-size-asian="11pt" style:font-weight-asian="bold" style:font-size-complex="11pt" style:font-weight-complex="bold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7d0e6"/>
    </style:style>
    <style:style style:name="T7" style:family="text">
      <style:text-properties officeooo:rsid="001a970e"/>
    </style:style>
    <style:style style:name="T8" style:family="text">
      <style:text-properties officeooo:rsid="00362119"/>
    </style:style>
    <style:style style:name="T9" style:family="text">
      <style:text-properties officeooo:rsid="00318bbc"/>
    </style:style>
    <style:style style:name="T10" style:family="text">
      <style:text-properties officeooo:rsid="001f4eeb"/>
    </style:style>
    <style:style style:name="T11" style:family="text">
      <style:text-properties officeooo:rsid="0022109e"/>
    </style:style>
    <style:style style:name="T12" style:family="text">
      <style:text-properties fo:color="#ce181e" officeooo:rsid="002cf8be" fo:background-color="#fff200" loext:char-shading-value="0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1pt" officeooo:rsid="0022109e" style:font-size-asian="11pt" style:font-size-complex="11pt"/>
    </style:style>
    <style:style style:name="T17" style:family="text">
      <style:text-properties style:font-name="Arial"/>
    </style:style>
    <style:style style:name="T18" style:family="text">
      <style:text-properties style:font-name="Arial" officeooo:rsid="0022109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1"><office:annotation><dc:creator>Gauthier Bastien</dc:creator><dc:date>2011-01-13T14:56:41</dc:date><text:p text:style-name="P24"><text:span text:style-name="T19">do text</text:span></text:p><text:p text:style-name="P24"><text:span text:style-name="T19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22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7"><text:span text:style-name="T17">S</text:span><text:span text:style-name="T18">PW - </text:span><text:span text:style-name="T17">Département des Permis et Autorisations - Direction de</text:span> <text:span text:style-name="T12">VILLE</text:span></text:p>
            <text:p text:style-name="P18">ADRESSE</text:p>
            <text:p text:style-name="P23"><text:span text:style-name="T4">RECOMMANDÉ</text:span></text:p>
          </table:table-cell>
        </table:table-row>
      </table:table>
      <text:p text:style-name="P19"/>
      <text:p text:style-name="P19"/>
      <text:p text:style-name="P20">Transmis de la décision du Collège communal</text:p>
      <text:p text:style-name="P5"/>
      <text:p text:style-name="P14">Agent traitant : <text:span text:style-name="T8"><text:text-input text:description="">self.getFoldermanagers()[0].getName2()</text:text-input></text:span><text:span text:style-name="T8"><text:s/></text:span><text:span text:style-name="T8"><text:text-input text:description="">self.getFoldermanagers()[0].getName1()</text:text-input></text:span></text:p>
      <text:p text:style-name="P7"><office:annotation><dc:creator>Gauthier Bastien</dc:creator><dc:date>2011-01-13T14:56:41</dc:date><text:p text:style-name="P24"><text:span text:style-name="T22">do text</text:span></text:p><text:p text:style-name="P24"><text:span text:style-name="T22">from document(at=reference, format='odt')</text:span></text:p></office:annotation>Import depuis reference.odt</text:p>
      <text:p text:style-name="P12"/>
      <text:p text:style-name="P7"><office:annotation><dc:creator>Gauthier Bastien</dc:creator><dc:date>2011-02-16T16:12:24</dc:date><text:p text:style-name="P24"><text:span text:style-name="T21">do text if self.hasMultipleApplicants()</text:span></text:p></office:annotation><text:span text:style-name="T5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24"><text:span text:style-name="T20">do text if self.hasSingleApplicant()</text:span></text:p></office:annotation><text:span text:style-name="T5">Demandeur :</text:span> <text:text-input text:description="Demandeurs">self.getApplicantsSignaletic()</text:text-input></text:p>
      <text:p text:style-name="P7"><text:span text:style-name="T5">Objet :</text:span> <text:text-input text:description="Objet des travaux">self.getLicenceSubject()</text:text-input></text:p>
      <text:p text:style-name="P10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self.getPortionOutsText()</text:text-input></text:p>
      <text:p text:style-name="P4"/>
      <text:p text:style-name="P9"><text:span text:style-name="T9">Monsieur le Fonctionnaire Technique</text:span>,</text:p>
      <text:p text:style-name="P8"/>
      <text:p text:style-name="P8">Conformément à l'article <text:span text:style-name="T7">96 </text:span>du décret d<text:span text:style-name="T6">u 5 février 2015</text:span> relatif au<text:span text:style-name="T6">x implantations commerciales</text:span>, nous vous transmettons une copie de la décision <text:span text:style-name="T10">du Collège </text:span>concernant le dossier repris sous rubrique.</text:p>
      <text:p text:style-name="P8"/>
      <text:p text:style-name="P9">Nous vous en souhaitons bonne réception et nous vous prions d'agréer, <text:span text:style-name="T9">Monsieur le Fonctionnaire technique</text:span>, nos salutations distinguées.</text:p>
      <text:p text:style-name="P6"/>
      <text:p text:style-name="P6"><office:annotation><dc:creator>Gauthier Bastien</dc:creator><dc:date>2011-01-13T14:56:41</dc:date><text:p text:style-name="P24"><text:span text:style-name="T19">do text</text:span></text:p><text:p text:style-name="P24"><text:span text:style-name="T19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3:49:38.324781934</dc:date>
    <dc:language>fr-FR</dc:language>
    <meta:editing-cycles>164</meta:editing-cycles>
    <meta:editing-duration>P2DT5H28M18S</meta:editing-duration>
    <meta:document-statistic meta:table-count="1" meta:image-count="0" meta:object-count="0" meta:page-count="1" meta:paragraph-count="16" meta:word-count="125" meta:character-count="947" meta:non-whitespace-character-count="857"/>
    <meta:user-defined meta:name="Info 1"/>
    <meta:user-defined meta:name="Info 2"/>
    <meta:user-defined meta:name="Info 3"/>
    <meta:user-defined meta:name="Info 4"/>
  </office:meta>
</office:document-meta>
</file>